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9"/>
        </table:table-row>
      </table:table>
      <table:table table:name="Order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71" calcext:value-type="float">
            <text:p>371</text:p>
          </table:table-cell>
          <table:table-cell table:number-columns-repeated="1021"/>
        </table:table-row>
      </table:table>
      <table:table table:name="Saturation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trategy.A1:Strategy.D1048576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Order.A1:Order.B5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Saturation.A1:Saturation.C16">
          <table:sort>
            <table:sort-by table:field-number="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1:11:44.476016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50:17.653632815</meta:creation-date>
    <dc:date>2016-09-15T11:17:02.584791856</dc:date>
    <meta:editing-duration>PT1M24S</meta:editing-duration>
    <meta:editing-cycles>3</meta:editing-cycles>
    <meta:generator>LibreOffice/4.2.8.2$Linux_X86_64 LibreOffice_project/420m0$Build-2</meta:generator>
    <meta:document-statistic meta:table-count="3" meta:cell-count="297" meta:object-count="0"/>
  </office:meta>
</office:document-meta>
</file>